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047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14.254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5.318cm"/>
    </style:style>
    <style:style style:name="co9" style:family="table-column">
      <style:table-column-properties fo:break-before="auto" style:column-width="8.834cm"/>
    </style:style>
    <style:style style:name="co10" style:family="table-column">
      <style:table-column-properties fo:break-before="auto" style:column-width="7.008cm"/>
    </style:style>
    <style:style style:name="co11" style:family="table-column">
      <style:table-column-properties fo:break-before="auto" style:column-width="6.191cm"/>
    </style:style>
    <style:style style:name="co12" style:family="table-column">
      <style:table-column-properties fo:break-before="auto" style:column-width="8.479cm"/>
    </style:style>
    <style:style style:name="co13" style:family="table-column">
      <style:table-column-properties fo:break-before="auto" style:column-width="8.017cm"/>
    </style:style>
    <style:style style:name="co14" style:family="table-column">
      <style:table-column-properties fo:break-before="auto" style:column-width="8.043cm"/>
    </style:style>
    <style:style style:name="co15" style:family="table-column">
      <style:table-column-properties fo:break-before="auto" style:column-width="9.4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itle" style:family="table-cell" style:parent-style-name="Default">
      <style:text-properties fo:font-size="14pt" fo:font-weight="bold"/>
    </style:style>
    <style:style style:name="Normal" style:family="table-cell" style:parent-style-name="Default">
      <style:text-properties fo:font-size="10pt"/>
    </style:style>
    <style:style style:name="Header" style:family="table-cell" style:parent-style-name="Default">
      <style:table-cell-properties fo:background-color="#1a237e"/>
      <style:text-properties fo:color="#ffffff" fo:font-size="10pt" fo:font-weight="bold"/>
    </style:style>
    <style:style style:name="Critical" style:family="table-cell" style:parent-style-name="Default">
      <style:table-cell-properties fo:background-color="#e1bee7"/>
      <style:text-properties fo:color="#7b1fa2" fo:font-size="10pt" fo:font-weight="bold"/>
    </style:style>
    <style:style style:name="ce5" style:family="table-cell" style:parent-style-name="Default">
      <style:table-cell-properties fo:background-color="#e8f5e9"/>
      <style:text-properties fo:color="#2e7d32" fo:font-size="10pt" fo:font-weight="bold"/>
    </style:style>
    <style:style style:name="High" style:family="table-cell" style:parent-style-name="Default">
      <style:table-cell-properties fo:background-color="#ffcdd2"/>
      <style:text-properties fo:color="#c62828" fo:font-size="10pt" fo:font-weight="bold"/>
    </style:style>
    <style:style style:name="Medium" style:family="table-cell" style:parent-style-name="Default">
      <style:table-cell-properties fo:background-color="#fff3e0"/>
      <style:text-properties fo:color="#ef6c00" fo:font-size="10pt" fo:font-weight="bold"/>
    </style:style>
  </office:automatic-styles>
  <office:body>
    <office:spreadsheet>
      <table:table table:name="Summary" table:style-name="ta1">
        <table:table-column table:style-name="co1" table:default-cell-style-name="Normal"/>
        <table:table-column table:style-name="co1" table:number-columns-repeated="3" table:default-cell-style-name="Default"/>
        <table:table-row table:style-name="ro1">
          <table:table-cell table:style-name="Title" office:value-type="string" calcext:value-type="string">
            <text:p>Security Assessment Report - Restful Booker AP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: 2026-02-26 13: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: https://restful-booker.herokuapp.c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table:style-name="Header" office:value-type="string" calcext:value-type="string">
            <text:p>Tool</text:p>
          </table:table-cell>
          <table:table-cell table:style-name="Header" office:value-type="string" calcext:value-type="string">
            <text:p>Type</text:p>
          </table:table-cell>
          <table:table-cell table:style-name="Header" office:value-type="string" calcext:value-type="string">
            <text:p>Findings</text:p>
          </table:table-cell>
          <table:table-cell table:style-name="Header" office:value-type="string" calcext:value-type="string">
            <text:p>Status</text:p>
          </table:table-cell>
        </table:table-row>
        <table:table-row table:style-name="ro2">
          <table:table-cell table:style-name="Critical" office:value-type="string" calcext:value-type="string">
            <text:p>Shannon (AI Pentester)</text:p>
          </table:table-cell>
          <table:table-cell table:style-name="Critical" office:value-type="string" calcext:value-type="string">
            <text:p>DAST (Autonomous AI)</text:p>
          </table:table-cell>
          <table:table-cell table:style-name="Critical" office:value-type="string" calcext:value-type="string">
            <text:p>5 vulnerabilities (2 Critical, 1 High, 2 Medium)</text:p>
          </table:table-cell>
          <table:table-cell table:style-name="Critical" office:value-type="string" calcext:value-type="string">
            <text:p>OPEN</text:p>
          </table:table-cell>
        </table:table-row>
        <table:table-row table:style-name="ro2">
          <table:table-cell table:style-name="ce5" office:value-type="string" calcext:value-type="string">
            <text:p>Trivy v0.69.1</text:p>
          </table:table-cell>
          <table:table-cell table:style-name="ce5" office:value-type="string" calcext:value-type="string">
            <text:p>SCA (Dependencies)</text:p>
          </table:table-cell>
          <table:table-cell table:style-name="ce5" office:value-type="string" calcext:value-type="string">
            <text:p>41 CVEs found → All Fixed</text:p>
          </table:table-cell>
          <table:table-cell table:style-name="ce5" office:value-type="string" calcext:value-type="string">
            <text:p>RESOLVED</text:p>
          </table:table-cell>
        </table:table-row>
        <table:table-row table:style-name="ro2">
          <table:table-cell table:style-name="ce5" office:value-type="string" calcext:value-type="string">
            <text:p>Bandit v1.9.4</text:p>
          </table:table-cell>
          <table:table-cell table:style-name="ce5" office:value-type="string" calcext:value-type="string">
            <text:p>SAST (Source Code)</text:p>
          </table:table-cell>
          <table:table-cell table:style-name="ce5" office:value-type="string" calcext:value-type="string">
            <text:p>3 issues found → All Fixed</text:p>
          </table:table-cell>
          <table:table-cell table:style-name="ce5" office:value-type="string" calcext:value-type="string">
            <text:p>RESOLVED</text:p>
          </table:table-cell>
        </table:table-row>
        <table:table-row table:style-name="ro2">
          <table:table-cell table:style-name="ce5" office:value-type="string" calcext:value-type="string">
            <text:p>Gitleaks</text:p>
          </table:table-cell>
          <table:table-cell table:style-name="ce5" office:value-type="string" calcext:value-type="string">
            <text:p>Secret Scanner</text:p>
          </table:table-cell>
          <table:table-cell table:style-name="ce5" office:value-type="string" calcext:value-type="string">
            <text:p>0 leaks in source code</text:p>
          </table:table-cell>
          <table:table-cell table:style-name="ce5" office:value-type="string" calcext:value-type="string">
            <text:p>CLEAN</text:p>
          </table:table-cell>
        </table:table-row>
        <table:table-row table:style-name="ro2">
          <table:table-cell table:style-name="High" office:value-type="string" calcext:value-type="string">
            <text:p>Manual DAST</text:p>
          </table:table-cell>
          <table:table-cell table:style-name="High" office:value-type="string" calcext:value-type="string">
            <text:p>Live API Testing</text:p>
          </table:table-cell>
          <table:table-cell table:style-name="High" office:value-type="string" calcext:value-type="string">
            <text:p>7 vulnerabilities found</text:p>
          </table:table-cell>
          <table:table-cell table:style-name="High"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Title" office:value-type="string" calcext:value-type="string">
            <text:p>Overall: 2 CRITICAL | 4 HIGH | 5 MEDIUM | 1 LOW | 1 SAFE</text:p>
          </table:table-cell>
          <table:table-cell table:number-columns-repeated="3"/>
        </table:table-row>
      </table:table>
      <table:table table:name="Trivy - Dependencies" table:style-name="ta1">
        <table:table-column table:style-name="co1" table:number-columns-repeated="6" table:default-cell-style-name="Medium"/>
        <table:table-row table:style-name="ro1">
          <table:table-cell table:style-name="Title" office:value-type="string" calcext:value-type="string">
            <text:p>Trivy Dependency Scan Results (Before Fix)</text:p>
          </table:table-cell>
          <table:table-cell table:style-name="Default" table:number-columns-repeated="5"/>
        </table:table-row>
        <table:table-row table:style-name="ro2">
          <table:table-cell table:style-name="Normal" office:value-type="string" calcext:value-type="string">
            <text:p>Total: 41 vulnerabilities (HIGH: 13, MEDIUM: 25, LOW: 3, CRITICAL: 0)</text:p>
          </table:table-cell>
          <table:table-cell table:style-name="Default" table:number-columns-repeated="5"/>
        </table:table-row>
        <table:table-row table:style-name="ro2">
          <table:table-cell table:style-name="Normal" office:value-type="string" calcext:value-type="string">
            <text:p/>
          </table:table-cell>
          <table:table-cell table:style-name="Default" table:number-columns-repeated="5"/>
        </table:table-row>
        <table:table-row table:style-name="ro2">
          <table:table-cell table:style-name="Header" office:value-type="string" calcext:value-type="string">
            <text:p>Library</text:p>
          </table:table-cell>
          <table:table-cell table:style-name="Header" office:value-type="string" calcext:value-type="string">
            <text:p>CVE</text:p>
          </table:table-cell>
          <table:table-cell table:style-name="Header" office:value-type="string" calcext:value-type="string">
            <text:p>Severity</text:p>
          </table:table-cell>
          <table:table-cell table:style-name="Header" office:value-type="string" calcext:value-type="string">
            <text:p>Installed Version</text:p>
          </table:table-cell>
          <table:table-cell table:style-name="Header" office:value-type="string" calcext:value-type="string">
            <text:p>Fixed Version</text:p>
          </table:table-cell>
          <table:table-cell table:style-name="Header" office:value-type="string" calcext:value-type="string">
            <text:p>Title</text:p>
          </table:table-cell>
        </table:table-row>
        <table:table-row table:style-name="ro2">
          <table:table-cell table:style-name="High" office:value-type="string" calcext:value-type="string">
            <text:p>Brotli</text:p>
          </table:table-cell>
          <table:table-cell table:style-name="High" office:value-type="string" calcext:value-type="string">
            <text:p>CVE-2025-6176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1.1.0</text:p>
          </table:table-cell>
          <table:table-cell table:style-name="High" office:value-type="string" calcext:value-type="string">
            <text:p>1.2.0</text:p>
          </table:table-cell>
          <table:table-cell table:style-name="High" office:value-type="string" calcext:value-type="string">
            <text:p>Python brotli decompression bomb DoS</text:p>
          </table:table-cell>
        </table:table-row>
        <table:table-row table:style-name="ro2">
          <table:table-cell table:style-name="High" office:value-type="string" calcext:value-type="string">
            <text:p>Flask-Cors</text:p>
          </table:table-cell>
          <table:table-cell table:style-name="High" office:value-type="string" calcext:value-type="string">
            <text:p>CVE-2024-6221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4.0.0</text:p>
          </table:table-cell>
          <table:table-cell table:style-name="High" office:value-type="string" calcext:value-type="string">
            <text:p>4.0.2</text:p>
          </table:table-cell>
          <table:table-cell table:style-name="High" office:value-type="string" calcext:value-type="string">
            <text:p>Access-Control bypass vulnerability</text:p>
          </table:table-cell>
        </table:table-row>
        <table:table-row table:style-name="ro2">
          <table:table-cell office:value-type="string" calcext:value-type="string">
            <text:p>Flask-Cors</text:p>
          </table:table-cell>
          <table:table-cell office:value-type="string" calcext:value-type="string">
            <text:p>CVE-2024-168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Log injection vulnerability</text:p>
          </table:table-cell>
        </table:table-row>
        <table:table-row table:style-name="ro2">
          <table:table-cell office:value-type="string" calcext:value-type="string">
            <text:p>Flask-Cors</text:p>
          </table:table-cell>
          <table:table-cell office:value-type="string" calcext:value-type="string">
            <text:p>CVE-2024-683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Improper regex path matching</text:p>
          </table:table-cell>
        </table:table-row>
        <table:table-row table:style-name="ro2">
          <table:table-cell office:value-type="string" calcext:value-type="string">
            <text:p>Flask-Cors</text:p>
          </table:table-cell>
          <table:table-cell office:value-type="string" calcext:value-type="string">
            <text:p>CVE-2024-684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Incorrect CORS header handling</text:p>
          </table:table-cell>
        </table:table-row>
        <table:table-row table:style-name="ro2">
          <table:table-cell office:value-type="string" calcext:value-type="string">
            <text:p>Flask-Cors</text:p>
          </table:table-cell>
          <table:table-cell office:value-type="string" calcext:value-type="string">
            <text:p>CVE-2024-686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CORS policy bypass</text:p>
          </table:table-cell>
        </table:table-row>
        <table:table-row table:style-name="ro2">
          <table:table-cell table:style-name="ce5" office:value-type="string" calcext:value-type="string">
            <text:p>Flask</text:p>
          </table:table-cell>
          <table:table-cell table:style-name="ce5" office:value-type="string" calcext:value-type="string">
            <text:p>CVE-2026-27205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3.0.2</text:p>
          </table:table-cell>
          <table:table-cell table:style-name="ce5" office:value-type="string" calcext:value-type="string">
            <text:p>3.1.3</text:p>
          </table:table-cell>
          <table:table-cell table:style-name="ce5" office:value-type="string" calcext:value-type="string">
            <text:p>Information disclosure via session caching</text:p>
          </table:table-cell>
        </table:table-row>
        <table:table-row table:style-name="ro2">
          <table:table-cell office:value-type="string" calcext:value-type="string">
            <text:p>Jinja2</text:p>
          </table:table-cell>
          <table:table-cell office:value-type="string" calcext:value-type="string">
            <text:p>CVE-2024-2219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3.1.3</text:p>
          </table:table-cell>
          <table:table-cell office:value-type="string" calcext:value-type="string">
            <text:p>HTML attribute injection via xmlattr</text:p>
          </table:table-cell>
        </table:table-row>
        <table:table-row table:style-name="ro2">
          <table:table-cell office:value-type="string" calcext:value-type="string">
            <text:p>Jinja2</text:p>
          </table:table-cell>
          <table:table-cell office:value-type="string" calcext:value-type="string">
            <text:p>CVE-2024-3406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3.1.4</text:p>
          </table:table-cell>
          <table:table-cell office:value-type="string" calcext:value-type="string">
            <text:p>Non-attribute characters in keys</text:p>
          </table:table-cell>
        </table:table-row>
        <table:table-row table:style-name="ro2">
          <table:table-cell office:value-type="string" calcext:value-type="string">
            <text:p>Jinja2</text:p>
          </table:table-cell>
          <table:table-cell office:value-type="string" calcext:value-type="string">
            <text:p>CVE-2024-562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3.1.5</text:p>
          </table:table-cell>
          <table:table-cell office:value-type="string" calcext:value-type="string">
            <text:p>Sandbox breakout via malicious filenames</text:p>
          </table:table-cell>
        </table:table-row>
        <table:table-row table:style-name="ro2">
          <table:table-cell office:value-type="string" calcext:value-type="string">
            <text:p>Jinja2</text:p>
          </table:table-cell>
          <table:table-cell office:value-type="string" calcext:value-type="string">
            <text:p>CVE-2024-5632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3.1.5</text:p>
          </table:table-cell>
          <table:table-cell office:value-type="string" calcext:value-type="string">
            <text:p>Sandbox breakout via format method</text:p>
          </table:table-cell>
        </table:table-row>
        <table:table-row table:style-name="ro2">
          <table:table-cell office:value-type="string" calcext:value-type="string">
            <text:p>Jinja2</text:p>
          </table:table-cell>
          <table:table-cell office:value-type="string" calcext:value-type="string">
            <text:p>CVE-2025-2751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3.1.6</text:p>
          </table:table-cell>
          <table:table-cell office:value-type="string" calcext:value-type="string">
            <text:p>Sandbox breakout via attr filter</text:p>
          </table:table-cell>
        </table:table-row>
        <table:table-row table:style-name="ro2">
          <table:table-cell office:value-type="string" calcext:value-type="string">
            <text:p>PyNaCl</text:p>
          </table:table-cell>
          <table:table-cell office:value-type="string" calcext:value-type="string">
            <text:p>CVE-2025-6927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Improper elliptic curve point validation</text:p>
          </table:table-cell>
        </table:table-row>
        <table:table-row table:style-name="ro2">
          <table:table-cell table:style-name="High" office:value-type="string" calcext:value-type="string">
            <text:p>Werkzeug</text:p>
          </table:table-cell>
          <table:table-cell table:style-name="High" office:value-type="string" calcext:value-type="string">
            <text:p>CVE-2024-34069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3.0.1</text:p>
          </table:table-cell>
          <table:table-cell table:style-name="High" office:value-type="string" calcext:value-type="string">
            <text:p>3.0.3</text:p>
          </table:table-cell>
          <table:table-cell table:style-name="High" office:value-type="string" calcext:value-type="string">
            <text:p>Remote code execution on dev machine</text:p>
          </table:table-cell>
        </table:table-row>
        <table:table-row table:style-name="ro2">
          <table:table-cell office:value-type="string" calcext:value-type="string">
            <text:p>Werkzeug</text:p>
          </table:table-cell>
          <table:table-cell office:value-type="string" calcext:value-type="string">
            <text:p>CVE-2024-4976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3.0.6</text:p>
          </table:table-cell>
          <table:table-cell office:value-type="string" calcext:value-type="string">
            <text:p>safe_join not safe on Windows</text:p>
          </table:table-cell>
        </table:table-row>
        <table:table-row table:style-name="ro2">
          <table:table-cell office:value-type="string" calcext:value-type="string">
            <text:p>Werkzeug</text:p>
          </table:table-cell>
          <table:table-cell office:value-type="string" calcext:value-type="string">
            <text:p>CVE-2024-4976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3.0.6</text:p>
          </table:table-cell>
          <table:table-cell office:value-type="string" calcext:value-type="string">
            <text:p>Resource exhaustion in form parsing</text:p>
          </table:table-cell>
        </table:table-row>
        <table:table-row table:style-name="ro2">
          <table:table-cell office:value-type="string" calcext:value-type="string">
            <text:p>Werkzeug</text:p>
          </table:table-cell>
          <table:table-cell office:value-type="string" calcext:value-type="string">
            <text:p>CVE-2025-6622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3.1.4</text:p>
          </table:table-cell>
          <table:table-cell office:value-type="string" calcext:value-type="string">
            <text:p>DoS via Windows device names</text:p>
          </table:table-cell>
        </table:table-row>
        <table:table-row table:style-name="ro2">
          <table:table-cell office:value-type="string" calcext:value-type="string">
            <text:p>Werkzeug</text:p>
          </table:table-cell>
          <table:table-cell office:value-type="string" calcext:value-type="string">
            <text:p>CVE-2026-2186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3.1.5</text:p>
          </table:table-cell>
          <table:table-cell office:value-type="string" calcext:value-type="string">
            <text:p>Windows device names with compound extensions</text:p>
          </table:table-cell>
        </table:table-row>
        <table:table-row table:style-name="ro2">
          <table:table-cell office:value-type="string" calcext:value-type="string">
            <text:p>Werkzeug</text:p>
          </table:table-cell>
          <table:table-cell office:value-type="string" calcext:value-type="string">
            <text:p>CVE-2026-2719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3.1.6</text:p>
          </table:table-cell>
          <table:table-cell office:value-type="string" calcext:value-type="string">
            <text:p>Windows special device names bypass</text:p>
          </table:table-cell>
        </table:table-row>
        <table:table-row table:style-name="ro2">
          <table:table-cell table:style-name="ce5" office:value-type="string" calcext:value-type="string">
            <text:p>certifi</text:p>
          </table:table-cell>
          <table:table-cell table:style-name="ce5" office:value-type="string" calcext:value-type="string">
            <text:p>CVE-2024-39689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2023.11.17</text:p>
          </table:table-cell>
          <table:table-cell table:style-name="ce5" office:value-type="string" calcext:value-type="string">
            <text:p>2024.7.4</text:p>
          </table:table-cell>
          <table:table-cell table:style-name="ce5" office:value-type="string" calcext:value-type="string">
            <text:p>Remove GLOBALTRUST root certificates</text:p>
          </table:table-cell>
        </table:table-row>
        <table:table-row table:style-name="ro2">
          <table:table-cell table:style-name="ce5" office:value-type="string" calcext:value-type="string">
            <text:p>configobj</text:p>
          </table:table-cell>
          <table:table-cell table:style-name="ce5" office:value-type="string" calcext:value-type="string">
            <text:p>CVE-2023-26112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5.0.8</text:p>
          </table:table-cell>
          <table:table-cell table:style-name="ce5" office:value-type="string" calcext:value-type="string">
            <text:p>5.0.9</text:p>
          </table:table-cell>
          <table:table-cell table:style-name="ce5" office:value-type="string" calcext:value-type="string">
            <text:p>Regular expression denial of service</text:p>
          </table:table-cell>
        </table:table-row>
        <table:table-row table:style-name="ro2">
          <table:table-cell table:style-name="High" office:value-type="string" calcext:value-type="string">
            <text:p>cryptography</text:p>
          </table:table-cell>
          <table:table-cell table:style-name="High" office:value-type="string" calcext:value-type="string">
            <text:p>CVE-2023-50782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41.0.7</text:p>
          </table:table-cell>
          <table:table-cell table:style-name="High" office:value-type="string" calcext:value-type="string">
            <text:p>42.0.0</text:p>
          </table:table-cell>
          <table:table-cell table:style-name="High" office:value-type="string" calcext:value-type="string">
            <text:p>RSA Bleichenbacher timing oracle attack</text:p>
          </table:table-cell>
        </table:table-row>
        <table:table-row table:style-name="ro2">
          <table:table-cell table:style-name="High" office:value-type="string" calcext:value-type="string">
            <text:p>cryptography</text:p>
          </table:table-cell>
          <table:table-cell table:style-name="High" office:value-type="string" calcext:value-type="string">
            <text:p>CVE-2024-26130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41.0.7</text:p>
          </table:table-cell>
          <table:table-cell table:style-name="High" office:value-type="string" calcext:value-type="string">
            <text:p>42.0.4</text:p>
          </table:table-cell>
          <table:table-cell table:style-name="High" office:value-type="string" calcext:value-type="string">
            <text:p>NULL pointer dereference</text:p>
          </table:table-cell>
        </table:table-row>
        <table:table-row table:style-name="ro2">
          <table:table-cell table:style-name="High" office:value-type="string" calcext:value-type="string">
            <text:p>cryptography</text:p>
          </table:table-cell>
          <table:table-cell table:style-name="High" office:value-type="string" calcext:value-type="string">
            <text:p>CVE-2026-26007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41.0.7</text:p>
          </table:table-cell>
          <table:table-cell table:style-name="High" office:value-type="string" calcext:value-type="string">
            <text:p>46.0.5</text:p>
          </table:table-cell>
          <table:table-cell table:style-name="High" office:value-type="string" calcext:value-type="string">
            <text:p>Subgroup attack on SECT curves</text:p>
          </table:table-cell>
        </table:table-row>
        <table:table-row table:style-name="ro2">
          <table:table-cell office:value-type="string" calcext:value-type="string">
            <text:p>cryptography</text:p>
          </table:table-cell>
          <table:table-cell office:value-type="string" calcext:value-type="string">
            <text:p>CVE-2024-072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41.0.7</text:p>
          </table:table-cell>
          <table:table-cell office:value-type="string" calcext:value-type="string">
            <text:p>42.0.2</text:p>
          </table:table-cell>
          <table:table-cell office:value-type="string" calcext:value-type="string">
            <text:p>OpenSSL denial of service</text:p>
          </table:table-cell>
        </table:table-row>
        <table:table-row table:style-name="ro2">
          <table:table-cell office:value-type="string" calcext:value-type="string">
            <text:p>cryptography</text:p>
          </table:table-cell>
          <table:table-cell office:value-type="string" calcext:value-type="string">
            <text:p>GHSA-h4gh-qq45-vh2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41.0.7</text:p>
          </table:table-cell>
          <table:table-cell office:value-type="string" calcext:value-type="string">
            <text:p>43.0.1</text:p>
          </table:table-cell>
          <table:table-cell office:value-type="string" calcext:value-type="string">
            <text:p>Vulnerable OpenSSL in wheels</text:p>
          </table:table-cell>
        </table:table-row>
        <table:table-row table:style-name="ro2">
          <table:table-cell office:value-type="string" calcext:value-type="string">
            <text:p>idna</text:p>
          </table:table-cell>
          <table:table-cell office:value-type="string" calcext:value-type="string">
            <text:p>CVE-2024-365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DoS via crafted inputs to idna.encode()</text:p>
          </table:table-cell>
        </table:table-row>
        <table:table-row table:style-name="ro2">
          <table:table-cell office:value-type="string" calcext:value-type="string">
            <text:p>locust</text:p>
          </table:table-cell>
          <table:table-cell office:value-type="string" calcext:value-type="string">
            <text:p>CVE-2020-2836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Stored Cross-site Scripting</text:p>
          </table:table-cell>
        </table:table-row>
        <table:table-row table:style-name="ro2">
          <table:table-cell office:value-type="string" calcext:value-type="string">
            <text:p>paramiko</text:p>
          </table:table-cell>
          <table:table-cell office:value-type="string" calcext:value-type="string">
            <text:p>CVE-2023-4879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.12.0</text:p>
          </table:table-cell>
          <table:table-cell office:value-type="string" calcext:value-type="string">
            <text:p>3.4.0</text:p>
          </table:table-cell>
          <table:table-cell office:value-type="string" calcext:value-type="string">
            <text:p>SSH prefix truncation attack (Terrapin)</text:p>
          </table:table-cell>
        </table:table-row>
        <table:table-row table:style-name="ro2">
          <table:table-cell table:style-name="High" office:value-type="string" calcext:value-type="string">
            <text:p>pillow</text:p>
          </table:table-cell>
          <table:table-cell table:style-name="High" office:value-type="string" calcext:value-type="string">
            <text:p>CVE-2024-28219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10.2.0</text:p>
          </table:table-cell>
          <table:table-cell table:style-name="High" office:value-type="string" calcext:value-type="string">
            <text:p>10.3.0</text:p>
          </table:table-cell>
          <table:table-cell table:style-name="High" office:value-type="string" calcext:value-type="string">
            <text:p>Buffer overflow in _imagingcms.c</text:p>
          </table:table-cell>
        </table:table-row>
        <table:table-row table:style-name="ro2">
          <table:table-cell office:value-type="string" calcext:value-type="string">
            <text:p>requests</text:p>
          </table:table-cell>
          <table:table-cell office:value-type="string" calcext:value-type="string">
            <text:p>CVE-2024-3519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.31.0</text:p>
          </table:table-cell>
          <table:table-cell office:value-type="string" calcext:value-type="string">
            <text:p>2.32.0</text:p>
          </table:table-cell>
          <table:table-cell office:value-type="string" calcext:value-type="string">
            <text:p>Cert verification ignored on same host</text:p>
          </table:table-cell>
        </table:table-row>
        <table:table-row table:style-name="ro2">
          <table:table-cell office:value-type="string" calcext:value-type="string">
            <text:p>requests</text:p>
          </table:table-cell>
          <table:table-cell office:value-type="string" calcext:value-type="string">
            <text:p>CVE-2024-4708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.31.0</text:p>
          </table:table-cell>
          <table:table-cell office:value-type="string" calcext:value-type="string">
            <text:p>2.32.4</text:p>
          </table:table-cell>
          <table:table-cell office:value-type="string" calcext:value-type="string">
            <text:p>.netrc credentials leak via malicious URLs</text:p>
          </table:table-cell>
        </table:table-row>
        <table:table-row table:style-name="ro2">
          <table:table-cell table:style-name="High" office:value-type="string" calcext:value-type="string">
            <text:p>setuptools</text:p>
          </table:table-cell>
          <table:table-cell table:style-name="High" office:value-type="string" calcext:value-type="string">
            <text:p>CVE-2024-6345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68.1.2</text:p>
          </table:table-cell>
          <table:table-cell table:style-name="High" office:value-type="string" calcext:value-type="string">
            <text:p>70.0.0</text:p>
          </table:table-cell>
          <table:table-cell table:style-name="High" office:value-type="string" calcext:value-type="string">
            <text:p>RCE via package_index download functions</text:p>
          </table:table-cell>
        </table:table-row>
        <table:table-row table:style-name="ro2">
          <table:table-cell table:style-name="High" office:value-type="string" calcext:value-type="string">
            <text:p>setuptools</text:p>
          </table:table-cell>
          <table:table-cell table:style-name="High" office:value-type="string" calcext:value-type="string">
            <text:p>CVE-2025-47273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68.1.2</text:p>
          </table:table-cell>
          <table:table-cell table:style-name="High" office:value-type="string" calcext:value-type="string">
            <text:p>78.1.1</text:p>
          </table:table-cell>
          <table:table-cell table:style-name="High" office:value-type="string" calcext:value-type="string">
            <text:p>Path traversal in PackageIndex</text:p>
          </table:table-cell>
        </table:table-row>
        <table:table-row table:style-name="ro2">
          <table:table-cell table:style-name="High" office:value-type="string" calcext:value-type="string">
            <text:p>urllib3</text:p>
          </table:table-cell>
          <table:table-cell table:style-name="High" office:value-type="string" calcext:value-type="string">
            <text:p>CVE-2025-66418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2.0.7</text:p>
          </table:table-cell>
          <table:table-cell table:style-name="High" office:value-type="string" calcext:value-type="string">
            <text:p>2.6.0</text:p>
          </table:table-cell>
          <table:table-cell table:style-name="High" office:value-type="string" calcext:value-type="string">
            <text:p>Unbounded decompression chain</text:p>
          </table:table-cell>
        </table:table-row>
        <table:table-row table:style-name="ro2">
          <table:table-cell table:style-name="High" office:value-type="string" calcext:value-type="string">
            <text:p>urllib3</text:p>
          </table:table-cell>
          <table:table-cell table:style-name="High" office:value-type="string" calcext:value-type="string">
            <text:p>CVE-2025-66471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2.0.7</text:p>
          </table:table-cell>
          <table:table-cell table:style-name="High" office:value-type="string" calcext:value-type="string">
            <text:p>2.6.0</text:p>
          </table:table-cell>
          <table:table-cell table:style-name="High" office:value-type="string" calcext:value-type="string">
            <text:p>Compressed data handling issue</text:p>
          </table:table-cell>
        </table:table-row>
        <table:table-row table:style-name="ro2">
          <table:table-cell table:style-name="High" office:value-type="string" calcext:value-type="string">
            <text:p>urllib3</text:p>
          </table:table-cell>
          <table:table-cell table:style-name="High" office:value-type="string" calcext:value-type="string">
            <text:p>CVE-2026-21441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2.0.7</text:p>
          </table:table-cell>
          <table:table-cell table:style-name="High" office:value-type="string" calcext:value-type="string">
            <text:p>2.6.3</text:p>
          </table:table-cell>
          <table:table-cell table:style-name="High" office:value-type="string" calcext:value-type="string">
            <text:p>Decompression-bomb bypass on redirects</text:p>
          </table:table-cell>
        </table:table-row>
        <table:table-row table:style-name="ro2">
          <table:table-cell office:value-type="string" calcext:value-type="string">
            <text:p>urllib3</text:p>
          </table:table-cell>
          <table:table-cell office:value-type="string" calcext:value-type="string">
            <text:p>CVE-2024-3789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Proxy-auth header leak on redirects</text:p>
          </table:table-cell>
        </table:table-row>
        <table:table-row table:style-name="ro2">
          <table:table-cell office:value-type="string" calcext:value-type="string">
            <text:p>urllib3</text:p>
          </table:table-cell>
          <table:table-cell office:value-type="string" calcext:value-type="string">
            <text:p>CVE-2025-5018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.5.0</text:p>
          </table:table-cell>
          <table:table-cell office:value-type="string" calcext:value-type="string">
            <text:p>Redirects not disabled when retries off</text:p>
          </table:table-cell>
        </table:table-row>
        <table:table-row table:style-name="ro2">
          <table:table-cell table:style-name="High" office:value-type="string" calcext:value-type="string">
            <text:p>wheel</text:p>
          </table:table-cell>
          <table:table-cell table:style-name="High" office:value-type="string" calcext:value-type="string">
            <text:p>CVE-2026-24049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0.42.0</text:p>
          </table:table-cell>
          <table:table-cell table:style-name="High" office:value-type="string" calcext:value-type="string">
            <text:p>0.46.2</text:p>
          </table:table-cell>
          <table:table-cell table:style-name="High" office:value-type="string" calcext:value-type="string">
            <text:p>Privilege escalation via malicious wheel</text:p>
          </table:table-cell>
        </table:table-row>
        <table:table-row table:style-name="ro2">
          <table:table-cell office:value-type="string" calcext:value-type="string">
            <text:p>zipp</text:p>
          </table:table-cell>
          <table:table-cell office:value-type="string" calcext:value-type="string">
            <text:p>CVE-2024-556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3.19.1</text:p>
          </table:table-cell>
          <table:table-cell office:value-type="string" calcext:value-type="string">
            <text:p>DoS via crafted zip file</text:p>
          </table:table-cell>
        </table:table-row>
        <table:table-row table:style-name="ro2">
          <table:table-cell table:style-name="Normal" office:value-type="string" calcext:value-type="string">
            <text:p/>
          </table:table-cell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STATUS: ALL 41 CVEs FIXED — Dependencies upgraded</text:p>
          </table:table-cell>
          <table:table-cell table:style-name="Default" table:number-columns-repeated="5"/>
        </table:table-row>
      </table:table>
      <table:table table:name="Bandit - SAST" table:style-name="ta1">
        <table:table-column table:style-name="co1" table:default-cell-style-name="Medium"/>
        <table:table-column table:style-name="co1" table:number-columns-repeated="5" table:default-cell-style-name="Default"/>
        <table:table-row table:style-name="ro1">
          <table:table-cell table:style-name="Title" office:value-type="string" calcext:value-type="string">
            <text:p>Bandit SAST Scan Results</text:p>
          </table:table-cell>
          <table:table-cell table:number-columns-repeated="5"/>
        </table:table-row>
        <table:table-row table:style-name="ro2">
          <table:table-cell table:style-name="Normal" office:value-type="string" calcext:value-type="string">
            <text:p/>
          </table:table-cell>
          <table:table-cell table:number-columns-repeated="5"/>
        </table:table-row>
        <table:table-row table:style-name="ro2">
          <table:table-cell table:style-name="Header" office:value-type="string" calcext:value-type="string">
            <text:p>File</text:p>
          </table:table-cell>
          <table:table-cell table:style-name="Header" office:value-type="string" calcext:value-type="string">
            <text:p>Line</text:p>
          </table:table-cell>
          <table:table-cell table:style-name="Header" office:value-type="string" calcext:value-type="string">
            <text:p>Issue ID</text:p>
          </table:table-cell>
          <table:table-cell table:style-name="Header" office:value-type="string" calcext:value-type="string">
            <text:p>Severity</text:p>
          </table:table-cell>
          <table:table-cell table:style-name="Header" office:value-type="string" calcext:value-type="string">
            <text:p>CWE</text:p>
          </table:table-cell>
          <table:table-cell table:style-name="Header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pi/create_booking.py</text:p>
          </table:table-cell>
          <table:table-cell table:style-name="Medium" office:value-type="string" calcext:value-type="string">
            <text:p>8</text:p>
          </table:table-cell>
          <table:table-cell table:style-name="Medium" office:value-type="string" calcext:value-type="string">
            <text:p>B113</text:p>
          </table:table-cell>
          <table:table-cell table:style-name="Medium" office:value-type="string" calcext:value-type="string">
            <text:p>MEDIUM</text:p>
          </table:table-cell>
          <table:table-cell table:style-name="Medium" office:value-type="string" calcext:value-type="string">
            <text:p>CWE-400</text:p>
          </table:table-cell>
          <table:table-cell table:style-name="Medium" office:value-type="string" calcext:value-type="string">
            <text:p>requests.post() without timeout</text:p>
          </table:table-cell>
        </table:table-row>
        <table:table-row table:style-name="ro2">
          <table:table-cell office:value-type="string" calcext:value-type="string">
            <text:p>api/get_all_bookings.py</text:p>
          </table:table-cell>
          <table:table-cell table:style-name="Medium" office:value-type="string" calcext:value-type="string">
            <text:p>8</text:p>
          </table:table-cell>
          <table:table-cell table:style-name="Medium" office:value-type="string" calcext:value-type="string">
            <text:p>B113</text:p>
          </table:table-cell>
          <table:table-cell table:style-name="Medium" office:value-type="string" calcext:value-type="string">
            <text:p>MEDIUM</text:p>
          </table:table-cell>
          <table:table-cell table:style-name="Medium" office:value-type="string" calcext:value-type="string">
            <text:p>CWE-400</text:p>
          </table:table-cell>
          <table:table-cell table:style-name="Medium" office:value-type="string" calcext:value-type="string">
            <text:p>requests.get() without timeout</text:p>
          </table:table-cell>
        </table:table-row>
        <table:table-row table:style-name="ro2">
          <table:table-cell office:value-type="string" calcext:value-type="string">
            <text:p>api/get_booking_by_id.py</text:p>
          </table:table-cell>
          <table:table-cell table:style-name="Medium" office:value-type="string" calcext:value-type="string">
            <text:p>8</text:p>
          </table:table-cell>
          <table:table-cell table:style-name="Medium" office:value-type="string" calcext:value-type="string">
            <text:p>B113</text:p>
          </table:table-cell>
          <table:table-cell table:style-name="Medium" office:value-type="string" calcext:value-type="string">
            <text:p>MEDIUM</text:p>
          </table:table-cell>
          <table:table-cell table:style-name="Medium" office:value-type="string" calcext:value-type="string">
            <text:p>CWE-400</text:p>
          </table:table-cell>
          <table:table-cell table:style-name="Medium" office:value-type="string" calcext:value-type="string">
            <text:p>requests.get() without timeout</text:p>
          </table:table-cell>
        </table:table-row>
        <table:table-row table:style-name="ro2">
          <table:table-cell table:style-name="Normal" office:value-type="string" calcext:value-type="string">
            <text:p/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STATUS: ALL 3 ISSUES FIXED — timeout=30 added to all requests</text:p>
          </table:table-cell>
          <table:table-cell table:number-columns-repeated="5"/>
        </table:table-row>
      </table:table>
      <table:table table:name="Gitleaks - Secrets" table:style-name="ta1"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Title" office:value-type="string" calcext:value-type="string">
            <text:p>Gitleaks Secret Scan Results</text:p>
          </table:table-cell>
          <table:table-cell table:number-columns-repeated="2"/>
        </table:table-row>
        <table:table-row table:style-name="ro2">
          <table:table-cell table:style-name="Normal" office:value-type="string" calcext:value-type="string">
            <text:p/>
          </table:table-cell>
          <table:table-cell table:number-columns-repeated="2"/>
        </table:table-row>
        <table:table-row table:style-name="ro2">
          <table:table-cell table:style-name="Header" office:value-type="string" calcext:value-type="string">
            <text:p>Scope</text:p>
          </table:table-cell>
          <table:table-cell table:style-name="Header" office:value-type="string" calcext:value-type="string">
            <text:p>Leaks Found</text:p>
          </table:table-cell>
          <table:table-cell table:style-name="Header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api/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CLEAN</text:p>
          </table:table-cell>
        </table:table-row>
        <table:table-row table:style-name="ro2">
          <table:table-cell office:value-type="string" calcext:value-type="string">
            <text:p>config/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CLEAN</text:p>
          </table:table-cell>
        </table:table-row>
        <table:table-row table:style-name="ro2">
          <table:table-cell office:value-type="string" calcext:value-type="string">
            <text:p>main.py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CLEAN</text:p>
          </table:table-cell>
        </table:table-row>
        <table:table-row table:style-name="ro2">
          <table:table-cell table:style-name="Normal" office:value-type="string" calcext:value-type="string">
            <text:p>venv/ (third-party)</text:p>
          </table:table-cell>
          <table:table-cell table:style-name="Normal" office:value-type="string" calcext:value-type="string">
            <text:p>12 false positives</text:p>
          </table:table-cell>
          <table:table-cell table:style-name="Normal" office:value-type="string" calcext:value-type="string">
            <text:p>IGNORED — Library code</text:p>
          </table:table-cell>
        </table:table-row>
        <table:table-row table:style-name="ro2">
          <table:table-cell table:style-name="Normal" office:value-type="string" calcext:value-type="string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US: NO SECRETS LEAKED IN SOURCE CODE</text:p>
          </table:table-cell>
          <table:table-cell table:number-columns-repeated="2"/>
        </table:table-row>
      </table:table>
      <table:table table:name="DAST - Live API" table:style-name="ta1">
        <table:table-column table:style-name="co2" table:default-cell-style-name="High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Title" office:value-type="string" calcext:value-type="string">
            <text:p>Manual DAST Scan Results — Live API Testing</text:p>
          </table:table-cell>
          <table:table-cell table:number-columns-repeated="5"/>
        </table:table-row>
        <table:table-row table:style-name="ro2">
          <table:table-cell table:style-name="Normal" office:value-type="string" calcext:value-type="string">
            <text:p>Target: https://restful-booker.herokuapp.com</text:p>
          </table:table-cell>
          <table:table-cell table:number-columns-repeated="5"/>
        </table:table-row>
        <table:table-row table:style-name="ro2">
          <table:table-cell table:style-name="Normal" office:value-type="string" calcext:value-type="string">
            <text:p/>
          </table:table-cell>
          <table:table-cell table:number-columns-repeated="5"/>
        </table:table-row>
        <table:table-row table:style-name="ro2">
          <table:table-cell table:style-name="Header" office:value-type="string" calcext:value-type="string">
            <text:p>#</text:p>
          </table:table-cell>
          <table:table-cell table:style-name="Header" office:value-type="string" calcext:value-type="string">
            <text:p>Finding</text:p>
          </table:table-cell>
          <table:table-cell table:style-name="Header" office:value-type="string" calcext:value-type="string">
            <text:p>Severity</text:p>
          </table:table-cell>
          <table:table-cell table:style-name="Header" office:value-type="string" calcext:value-type="string">
            <text:p>API Endpoint</text:p>
          </table:table-cell>
          <table:table-cell table:style-name="Header" office:value-type="string" calcext:value-type="string">
            <text:p>Description</text:p>
          </table:table-cell>
          <table:table-cell table:style-name="Header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table:style-name="High" office:value-type="string" calcext:value-type="string">
            <text:p>Stored XSS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POST /booking</text:p>
          </table:table-cell>
          <table:table-cell table:style-name="High" office:value-type="string" calcext:value-type="string">
            <text:p>&lt;script&gt;alert(1)&lt;/script&gt; accepted and stored without sanitization</text:p>
          </table:table-cell>
          <table:table-cell table:style-name="High"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table:style-name="High" office:value-type="string" calcext:value-type="string">
            <text:p>No Authentication Required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POST /booking</text:p>
          </table:table-cell>
          <table:table-cell table:style-name="High" office:value-type="string" calcext:value-type="string">
            <text:p>Bookings created without any auth token/API key</text:p>
          </table:table-cell>
          <table:table-cell table:style-name="High"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table:style-name="High" office:value-type="string" calcext:value-type="string">
            <text:p>IDOR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GET /booking/{id}</text:p>
          </table:table-cell>
          <table:table-cell table:style-name="High" office:value-type="string" calcext:value-type="string">
            <text:p>Any booking accessible by iterating IDs without authorization</text:p>
          </table:table-cell>
          <table:table-cell table:style-name="High" office:value-type="string" calcext:value-type="string">
            <text:p>OPEN</text:p>
          </table:table-cell>
        </table:table-row>
        <table:table-row table:style-name="ro2">
          <table:table-cell table:style-name="Medium" office:value-type="string" calcext:value-type="string">
            <text:p>4</text:p>
          </table:table-cell>
          <table:table-cell table:style-name="Medium" office:value-type="string" calcext:value-type="string">
            <text:p>Missing Security Headers</text:p>
          </table:table-cell>
          <table:table-cell table:style-name="Medium" office:value-type="string" calcext:value-type="string">
            <text:p>MEDIUM</text:p>
          </table:table-cell>
          <table:table-cell table:style-name="Medium" office:value-type="string" calcext:value-type="string">
            <text:p>All APIs</text:p>
          </table:table-cell>
          <table:table-cell table:style-name="Medium" office:value-type="string" calcext:value-type="string">
            <text:p>Missing: X-Content-Type-Options, X-Frame-Options, HSTS, CSP, X-XSS-Protection</text:p>
          </table:table-cell>
          <table:table-cell table:style-name="Medium" office:value-type="string" calcext:value-type="string">
            <text:p>OPEN</text:p>
          </table:table-cell>
        </table:table-row>
        <table:table-row table:style-name="ro2">
          <table:table-cell table:style-name="Medium" office:value-type="string" calcext:value-type="string">
            <text:p>5</text:p>
          </table:table-cell>
          <table:table-cell table:style-name="Medium" office:value-type="string" calcext:value-type="string">
            <text:p>No Input Validation</text:p>
          </table:table-cell>
          <table:table-cell table:style-name="Medium" office:value-type="string" calcext:value-type="string">
            <text:p>MEDIUM</text:p>
          </table:table-cell>
          <table:table-cell table:style-name="Medium" office:value-type="string" calcext:value-type="string">
            <text:p>POST /booking</text:p>
          </table:table-cell>
          <table:table-cell table:style-name="Medium" office:value-type="string" calcext:value-type="string">
            <text:p>SQL injection payloads accepted: ' OR 1=1 --</text:p>
          </table:table-cell>
          <table:table-cell table:style-name="Medium" office:value-type="string" calcext:value-type="string">
            <text:p>OPEN</text:p>
          </table:table-cell>
        </table:table-row>
        <table:table-row table:style-name="ro2">
          <table:table-cell table:style-name="Medium" office:value-type="string" calcext:value-type="string">
            <text:p>6</text:p>
          </table:table-cell>
          <table:table-cell table:style-name="Medium" office:value-type="string" calcext:value-type="string">
            <text:p>No Rate Limiting</text:p>
          </table:table-cell>
          <table:table-cell table:style-name="Medium" office:value-type="string" calcext:value-type="string">
            <text:p>MEDIUM</text:p>
          </table:table-cell>
          <table:table-cell table:style-name="Medium" office:value-type="string" calcext:value-type="string">
            <text:p>All APIs</text:p>
          </table:table-cell>
          <table:table-cell table:style-name="Medium" office:value-type="string" calcext:value-type="string">
            <text:p>10+ rapid requests all return HTTP 200, no throttling</text:p>
          </table:table-cell>
          <table:table-cell table:style-name="Medium" office:value-type="string" calcext:value-type="string">
            <text:p>OPEN</text:p>
          </table:table-cell>
        </table:table-row>
        <table:table-row table:style-name="ro2"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Server Technology Exposed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All APIs</text:p>
          </table:table-cell>
          <table:table-cell table:style-name="ce5" office:value-type="string" calcext:value-type="string">
            <text:p>X-Powered-By: Express header reveals server framework</text:p>
          </table:table-cell>
          <table:table-cell table:style-name="ce5" office:value-type="string" calcext:value-type="string">
            <text:p>OPEN</text:p>
          </table:table-cell>
        </table:table-row>
        <table:table-row table:style-name="ro2"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Path Traversal</text:p>
          </table:table-cell>
          <table:table-cell table:style-name="ce5" office:value-type="string" calcext:value-type="string">
            <text:p>SAFE</text:p>
          </table:table-cell>
          <table:table-cell table:style-name="ce5" office:value-type="string" calcext:value-type="string">
            <text:p>GET /booking/{id}</text:p>
          </table:table-cell>
          <table:table-cell table:style-name="ce5" office:value-type="string" calcext:value-type="string">
            <text:p>/../../../etc/passwd returns 404 — properly handled</text:p>
          </table:table-cell>
          <table:table-cell table:style-name="ce5" office:value-type="string" calcext:value-type="string">
            <text:p>SAFE</text:p>
          </table:table-cell>
        </table:table-row>
        <table:table-row table:style-name="ro2">
          <table:table-cell table:style-name="Normal" office:value-type="string" calcext:value-type="string"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: 7 OPEN VULNERABILITIES — Server-side fixes required</text:p>
          </table:table-cell>
          <table:table-cell table:number-columns-repeated="5"/>
        </table:table-row>
      </table:table>
      <table:table table:name="Shannon - AI Pentester" table:style-name="ta1">
        <table:table-column table:style-name="co8" table:default-cell-style-name="Normal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Title" office:value-type="string" calcext:value-type="string">
            <text:p>Shannon Autonomous AI Pentester — Security Assessm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ssessment Date: 2026-02-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ssessment Type: Autonomous AI Penetration Test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rget: https://restful-booker.herokuapp.co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ol: Shannon (https://github.com/KeygraphHQ/shannon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/>
          </table:table-cell>
          <table:table-cell table:number-columns-repeated="7"/>
        </table:table-row>
        <table:table-row table:style-name="ro1">
          <table:table-cell table:style-name="Title" office:value-type="string" calcext:value-type="string">
            <text:p>VULNERABILITY SUMMARY</text:p>
          </table:table-cell>
          <table:table-cell table:number-columns-repeated="7"/>
        </table:table-row>
        <table:table-row table:style-name="ro2">
          <table:table-cell table:style-name="Header" office:value-type="string" calcext:value-type="string">
            <text:p>Metric</text:p>
          </table:table-cell>
          <table:table-cell table:style-name="Header" office:value-type="string" calcext:value-type="string">
            <text:p>Val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tal Vulnerabilities</text:p>
          </table:table-cell>
          <table:table-cell table:style-name="Normal" office:value-type="string" calcext:value-type="string">
            <text:p>5</text:p>
          </table:table-cell>
          <table:table-cell table:number-columns-repeated="6"/>
        </table:table-row>
        <table:table-row table:style-name="ro2">
          <table:table-cell table:style-name="Critical" office:value-type="string" calcext:value-type="string">
            <text:p>Critical Issues</text:p>
          </table:table-cell>
          <table:table-cell table:style-name="Critical" office:value-type="string" calcext:value-type="string">
            <text:p>2</text:p>
          </table:table-cell>
          <table:table-cell table:number-columns-repeated="6"/>
        </table:table-row>
        <table:table-row table:style-name="ro2">
          <table:table-cell table:style-name="High" office:value-type="string" calcext:value-type="string">
            <text:p>High Severity Issues</text:p>
          </table:table-cell>
          <table:table-cell table:style-name="High" office:value-type="string" calcext:value-type="string">
            <text:p>1</text:p>
          </table:table-cell>
          <table:table-cell table:number-columns-repeated="6"/>
        </table:table-row>
        <table:table-row table:style-name="ro2">
          <table:table-cell table:style-name="Medium" office:value-type="string" calcext:value-type="string">
            <text:p>Medium Severity Issues</text:p>
          </table:table-cell>
          <table:table-cell table:style-name="Medium" office:value-type="string" calcext:value-type="string">
            <text:p>2</text:p>
          </table:table-cell>
          <table:table-cell table:number-columns-repeated="6"/>
        </table:table-row>
        <table:table-row table:style-name="ro2">
          <table:table-cell table:style-name="Critical" office:value-type="string" calcext:value-type="string">
            <text:p>Status</text:p>
          </table:table-cell>
          <table:table-cell table:style-name="Critical" office:value-type="string" calcext:value-type="string">
            <text:p>VULNERABLE - ACTION REQUIR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/>
          </table:table-cell>
          <table:table-cell table:number-columns-repeated="7"/>
        </table:table-row>
        <table:table-row table:style-name="ro1">
          <table:table-cell table:style-name="Title" office:value-type="string" calcext:value-type="string">
            <text:p>DETAILED VULNERABILITY FINDINGS</text:p>
          </table:table-cell>
          <table:table-cell table:number-columns-repeated="7"/>
        </table:table-row>
        <table:table-row table:style-name="ro2">
          <table:table-cell table:style-name="Header" office:value-type="string" calcext:value-type="string">
            <text:p>#</text:p>
          </table:table-cell>
          <table:table-cell table:style-name="Header" office:value-type="string" calcext:value-type="string">
            <text:p>Vulnerability</text:p>
          </table:table-cell>
          <table:table-cell table:style-name="Header" office:value-type="string" calcext:value-type="string">
            <text:p>Severity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CWE</text:p>
          </table:table-cell>
          <table:table-cell table:style-name="Header" office:value-type="string" calcext:value-type="string">
            <text:p>CVSS Score</text:p>
          </table:table-cell>
          <table:table-cell table:style-name="Header" office:value-type="string" calcext:value-type="string">
            <text:p>Verified</text:p>
          </table:table-cell>
          <table:table-cell table:style-name="Header" office:value-type="string" calcext:value-type="string">
            <text:p>Remarks</text:p>
          </table:table-cell>
        </table:table-row>
        <table:table-row table:style-name="ro2">
          <table:table-cell table:style-name="Critical" office:value-type="string" calcext:value-type="string">
            <text:p>1</text:p>
          </table:table-cell>
          <table:table-cell table:style-name="Critical" office:value-type="string" calcext:value-type="string">
            <text:p>SQL Injection - checkin/checkout Parameters</text:p>
          </table:table-cell>
          <table:table-cell table:style-name="Critical" office:value-type="string" calcext:value-type="string">
            <text:p>CRITICAL</text:p>
          </table:table-cell>
          <table:table-cell table:style-name="Critical" office:value-type="string" calcext:value-type="string">
            <text:p>CONFIRMED VULNERABLE</text:p>
          </table:table-cell>
          <table:table-cell table:style-name="Critical" office:value-type="string" calcext:value-type="string">
            <text:p>CWE-89</text:p>
          </table:table-cell>
          <table:table-cell table:style-name="Critical" office:value-type="string" calcext:value-type="string">
            <text:p>9.8</text:p>
          </table:table-cell>
          <table:table-cell table:style-name="Critical" office:value-type="string" calcext:value-type="string">
            <text:p>YES</text:p>
          </table:table-cell>
          <table:table-cell table:style-name="Critical" office:value-type="string" calcext:value-type="string">
            <text:p>Payload: ' OR '1'='1 returns manipulated data</text:p>
          </table:table-cell>
        </table:table-row>
        <table:table-row table:style-name="ro2">
          <table:table-cell table:style-name="High" office:value-type="string" calcext:value-type="string">
            <text:p>2</text:p>
          </table:table-cell>
          <table:table-cell table:style-name="High" office:value-type="string" calcext:value-type="string">
            <text:p>Stored XSS - firstname, lastname, additionalneeds</text:p>
          </table:table-cell>
          <table:table-cell table:style-name="High" office:value-type="string" calcext:value-type="string">
            <text:p>HIGH</text:p>
          </table:table-cell>
          <table:table-cell table:style-name="High" office:value-type="string" calcext:value-type="string">
            <text:p>CONFIRMED VULNERABLE</text:p>
          </table:table-cell>
          <table:table-cell table:style-name="High" office:value-type="string" calcext:value-type="string">
            <text:p>CWE-79</text:p>
          </table:table-cell>
          <table:table-cell table:style-name="High" office:value-type="string" calcext:value-type="string">
            <text:p>6.1</text:p>
          </table:table-cell>
          <table:table-cell table:style-name="High" office:value-type="string" calcext:value-type="string">
            <text:p>YES</text:p>
          </table:table-cell>
          <table:table-cell table:style-name="High" office:value-type="string" calcext:value-type="string">
            <text:p>Payloads stored verbatim in database</text:p>
          </table:table-cell>
        </table:table-row>
        <table:table-row table:style-name="ro2">
          <table:table-cell table:style-name="Medium" office:value-type="string" calcext:value-type="string">
            <text:p>3</text:p>
          </table:table-cell>
          <table:table-cell table:style-name="Medium" office:value-type="string" calcext:value-type="string">
            <text:p>Weak Input Validation</text:p>
          </table:table-cell>
          <table:table-cell table:style-name="Medium" office:value-type="string" calcext:value-type="string">
            <text:p>MEDIUM</text:p>
          </table:table-cell>
          <table:table-cell table:style-name="Medium" office:value-type="string" calcext:value-type="string">
            <text:p>CONFIRMED VULNERABLE</text:p>
          </table:table-cell>
          <table:table-cell table:style-name="Medium" office:value-type="string" calcext:value-type="string">
            <text:p>CWE-20</text:p>
          </table:table-cell>
          <table:table-cell table:style-name="Medium" office:value-type="string" calcext:value-type="string">
            <text:p>5.3</text:p>
          </table:table-cell>
          <table:table-cell table:style-name="Medium" office:value-type="string" calcext:value-type="string">
            <text:p>YES</text:p>
          </table:table-cell>
          <table:table-cell table:style-name="Medium" office:value-type="string" calcext:value-type="string">
            <text:p>Accepts negative prices, invalid dates, long strings</text:p>
          </table:table-cell>
        </table:table-row>
        <table:table-row table:style-name="ro2">
          <table:table-cell table:style-name="Medium" office:value-type="string" calcext:value-type="string">
            <text:p>4</text:p>
          </table:table-cell>
          <table:table-cell table:style-name="Medium" office:value-type="string" calcext:value-type="string">
            <text:p>Information Disclosure</text:p>
          </table:table-cell>
          <table:table-cell table:style-name="Medium" office:value-type="string" calcext:value-type="string">
            <text:p>MEDIUM</text:p>
          </table:table-cell>
          <table:table-cell table:style-name="Medium" office:value-type="string" calcext:value-type="string">
            <text:p>CONFIRMED VULNERABLE</text:p>
          </table:table-cell>
          <table:table-cell table:style-name="Medium" office:value-type="string" calcext:value-type="string">
            <text:p>CWE-200</text:p>
          </table:table-cell>
          <table:table-cell table:style-name="Medium" office:value-type="string" calcext:value-type="string">
            <text:p>5.3</text:p>
          </table:table-cell>
          <table:table-cell table:style-name="Medium" office:value-type="string" calcext:value-type="string">
            <text:p>YES</text:p>
          </table:table-cell>
          <table:table-cell table:style-name="Medium" office:value-type="string" calcext:value-type="string">
            <text:p>Guest info, prices exposed to all authenticated users</text:p>
          </table:table-cell>
        </table:table-row>
        <table:table-row table:style-name="ro2">
          <table:table-cell table:style-name="Critical" office:value-type="string" calcext:value-type="string">
            <text:p>5</text:p>
          </table:table-cell>
          <table:table-cell table:style-name="Critical" office:value-type="string" calcext:value-type="string">
            <text:p>Horizontal Privilege Escalation (IDOR)</text:p>
          </table:table-cell>
          <table:table-cell table:style-name="Critical" office:value-type="string" calcext:value-type="string">
            <text:p>CRITICAL</text:p>
          </table:table-cell>
          <table:table-cell table:style-name="Critical" office:value-type="string" calcext:value-type="string">
            <text:p>NOT VULNERABLE</text:p>
          </table:table-cell>
          <table:table-cell table:style-name="Critical" office:value-type="string" calcext:value-type="string">
            <text:p>CWE-639</text:p>
          </table:table-cell>
          <table:table-cell table:style-name="Critical" office:value-type="string" calcext:value-type="string">
            <text:p>7.5</text:p>
          </table:table-cell>
          <table:table-cell table:style-name="Critical" office:value-type="string" calcext:value-type="string">
            <text:p>NO</text:p>
          </table:table-cell>
          <table:table-cell table:style-name="Critical" office:value-type="string" calcext:value-type="string">
            <text:p>Authorization checks appear to be working correctly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table:number-columns-repeated="7"/>
        </table:table-row>
        <table:table-row table:style-name="ro1">
          <table:table-cell table:style-name="Title" office:value-type="string" calcext:value-type="string">
            <text:p>MANUAL VERIFICATION TEST RESULTS</text:p>
          </table:table-cell>
          <table:table-cell table:number-columns-repeated="7"/>
        </table:table-row>
        <table:table-row table:style-name="ro2">
          <table:table-cell table:style-name="Header" office:value-type="string" calcext:value-type="string">
            <text:p>Test Name</text:p>
          </table:table-cell>
          <table:table-cell table:style-name="Header" office:value-type="string" calcext:value-type="string">
            <text:p>Tool Used</text:p>
          </table:table-cell>
          <table:table-cell table:style-name="Header" office:value-type="string" calcext:value-type="string">
            <text:p>Payload/Method</text:p>
          </table:table-cell>
          <table:table-cell table:style-name="Header" office:value-type="string" calcext:value-type="string">
            <text:p>Expected Result</text:p>
          </table:table-cell>
          <table:table-cell table:style-name="Header" office:value-type="string" calcext:value-type="string">
            <text:p>Actual Result</text:p>
          </table:table-cell>
          <table:table-cell table:style-name="Header" office:value-type="string" calcext:value-type="string">
            <text:p>Vulnerable?</text:p>
          </table:table-cell>
          <table:table-cell table:style-name="Header" office:value-type="string" calcext:value-type="string">
            <text:p>Evidence</text:p>
          </table:table-cell>
          <table:table-cell table:style-name="Header" office:value-type="string" calcext:value-type="string">
            <text:p>Recommendation</text:p>
          </table:table-cell>
        </table:table-row>
        <table:table-row table:style-name="ro2">
          <table:table-cell table:style-name="High" office:value-type="string" calcext:value-type="string">
            <text:p>SQL Injection - OR True</text:p>
          </table:table-cell>
          <table:table-cell table:style-name="High" office:value-type="string" calcext:value-type="string">
            <text:p>curl/Python</text:p>
          </table:table-cell>
          <table:table-cell table:style-name="High" office:value-type="string" calcext:value-type="string">
            <text:p>?checkin=' OR '1'='1</text:p>
          </table:table-cell>
          <table:table-cell table:style-name="High" office:value-type="string" calcext:value-type="string">
            <text:p>Empty or normal results</text:p>
          </table:table-cell>
          <table:table-cell table:style-name="High" office:value-type="string" calcext:value-type="string">
            <text:p>Returns manipulated booking data</text:p>
          </table:table-cell>
          <table:table-cell table:style-name="High" office:value-type="string" calcext:value-type="string">
            <text:p>YES</text:p>
          </table:table-cell>
          <table:table-cell table:style-name="High" office:value-type="string" calcext:value-type="string">
            <text:p>HTTP 200, data count differs from baseline</text:p>
          </table:table-cell>
          <table:table-cell table:style-name="High" office:value-type="string" calcext:value-type="string">
            <text:p>Use parameterized queries immediately</text:p>
          </table:table-cell>
        </table:table-row>
        <table:table-row table:style-name="ro2">
          <table:table-cell table:style-name="High" office:value-type="string" calcext:value-type="string">
            <text:p>SQL Injection - AND True/False</text:p>
          </table:table-cell>
          <table:table-cell table:style-name="High" office:value-type="string" calcext:value-type="string">
            <text:p>curl/Python</text:p>
          </table:table-cell>
          <table:table-cell table:style-name="High" office:value-type="string" calcext:value-type="string">
            <text:p>?checkin=' AND '1'='1 vs ' AND '1'='2</text:p>
          </table:table-cell>
          <table:table-cell table:style-name="High" office:value-type="string" calcext:value-type="string">
            <text:p>Same results</text:p>
          </table:table-cell>
          <table:table-cell table:style-name="High" office:value-type="string" calcext:value-type="string">
            <text:p>Different results - boolean-based injection works</text:p>
          </table:table-cell>
          <table:table-cell table:style-name="High" office:value-type="string" calcext:value-type="string">
            <text:p>YES</text:p>
          </table:table-cell>
          <table:table-cell table:style-name="High" office:value-type="string" calcext:value-type="string">
            <text:p>Boolean-based SQLi confirmed</text:p>
          </table:table-cell>
          <table:table-cell table:style-name="High" office:value-type="string" calcext:value-type="string">
            <text:p>Implement input validation and parameterized queries</text:p>
          </table:table-cell>
        </table:table-row>
        <table:table-row table:style-name="ro2">
          <table:table-cell table:style-name="High" office:value-type="string" calcext:value-type="string">
            <text:p>Stored XSS - Script Tag</text:p>
          </table:table-cell>
          <table:table-cell table:style-name="High" office:value-type="string" calcext:value-type="string">
            <text:p>Postman/Python</text:p>
          </table:table-cell>
          <table:table-cell table:style-name="High" office:value-type="string" calcext:value-type="string">
            <text:p>firstname: "&lt;script&gt;alert(XSS)&lt;/script&gt;"</text:p>
          </table:table-cell>
          <table:table-cell table:style-name="High" office:value-type="string" calcext:value-type="string">
            <text:p>Payload sanitized</text:p>
          </table:table-cell>
          <table:table-cell table:style-name="High" office:value-type="string" calcext:value-type="string">
            <text:p>Payload stored verbatim in database</text:p>
          </table:table-cell>
          <table:table-cell table:style-name="High" office:value-type="string" calcext:value-type="string">
            <text:p>YES</text:p>
          </table:table-cell>
          <table:table-cell table:style-name="High" office:value-type="string" calcext:value-type="string">
            <text:p>Payload retrieved as-is from GET /booking/:id</text:p>
          </table:table-cell>
          <table:table-cell table:style-name="High" office:value-type="string" calcext:value-type="string">
            <text:p>Implement input sanitization and output encoding</text:p>
          </table:table-cell>
        </table:table-row>
        <table:table-row table:style-name="ro2">
          <table:table-cell table:style-name="High" office:value-type="string" calcext:value-type="string">
            <text:p>Weak Input Validation - Negative Price</text:p>
          </table:table-cell>
          <table:table-cell table:style-name="High" office:value-type="string" calcext:value-type="string">
            <text:p>Postman</text:p>
          </table:table-cell>
          <table:table-cell table:style-name="High" office:value-type="string" calcext:value-type="string">
            <text:p>totalprice: -999</text:p>
          </table:table-cell>
          <table:table-cell table:style-name="High" office:value-type="string" calcext:value-type="string">
            <text:p>Request rejected with 400/422</text:p>
          </table:table-cell>
          <table:table-cell table:style-name="High" office:value-type="string" calcext:value-type="string">
            <text:p>HTTP 200 - booking created with negative price</text:p>
          </table:table-cell>
          <table:table-cell table:style-name="High" office:value-type="string" calcext:value-type="string">
            <text:p>YES</text:p>
          </table:table-cell>
          <table:table-cell table:style-name="High" office:value-type="string" calcext:value-type="string">
            <text:p>Negative price accepted in POST request</text:p>
          </table:table-cell>
          <table:table-cell table:style-name="High" office:value-type="string" calcext:value-type="string">
            <text:p>Add server-side validation for price &gt; 0</text:p>
          </table:table-cell>
        </table:table-row>
        <table:table-row table:style-name="ro2">
          <table:table-cell table:style-name="High" office:value-type="string" calcext:value-type="string">
            <text:p>Information Disclosure</text:p>
          </table:table-cell>
          <table:table-cell table:style-name="High" office:value-type="string" calcext:value-type="string">
            <text:p>curl</text:p>
          </table:table-cell>
          <table:table-cell table:style-name="High" office:value-type="string" calcext:value-type="string">
            <text:p>GET /booking with token</text:p>
          </table:table-cell>
          <table:table-cell table:style-name="High" office:value-type="string" calcext:value-type="string">
            <text:p>Limited data with ownership check</text:p>
          </table:table-cell>
          <table:table-cell table:style-name="High" office:value-type="string" calcext:value-type="string">
            <text:p>Full guest details exposed to all users</text:p>
          </table:table-cell>
          <table:table-cell table:style-name="High" office:value-type="string" calcext:value-type="string">
            <text:p>YES</text:p>
          </table:table-cell>
          <table:table-cell table:style-name="High" office:value-type="string" calcext:value-type="string">
            <text:p>firstname, lastname, prices visible to all</text:p>
          </table:table-cell>
          <table:table-cell table:style-name="High" office:value-type="string" calcext:value-type="string">
            <text:p>Implement data filtering based on user role</text:p>
          </table:table-cell>
        </table:table-row>
        <table:table-row table:style-name="ro2">
          <table:table-cell table:style-name="ce5" office:value-type="string" calcext:value-type="string">
            <text:p>IDOR - Unauthorized Access</text:p>
          </table:table-cell>
          <table:table-cell table:style-name="ce5" office:value-type="string" calcext:value-type="string">
            <text:p>curl</text:p>
          </table:table-cell>
          <table:table-cell table:style-name="ce5" office:value-type="string" calcext:value-type="string">
            <text:p>GET /booking/1 with admin token</text:p>
          </table:table-cell>
          <table:table-cell table:style-name="ce5" office:value-type="string" calcext:value-type="string">
            <text:p>Access denied or forbidden</text:p>
          </table:table-cell>
          <table:table-cell table:style-name="ce5" office:value-type="string" calcext:value-type="string">
            <text:p>HTTP 200 - data accessibl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Authorization check appears functional</text:p>
          </table:table-cell>
          <table:table-cell table:style-name="ce5" office:value-type="string" calcext:value-type="string">
            <text:p>Continue monitoring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table:number-columns-repeated="7"/>
        </table:table-row>
        <table:table-row table:style-name="ro1">
          <table:table-cell table:style-name="Title" office:value-type="string" calcext:value-type="string">
            <text:p>PRIORITY ACTION ITEMS</text:p>
          </table:table-cell>
          <table:table-cell table:number-columns-repeated="7"/>
        </table:table-row>
        <table:table-row table:style-name="ro2">
          <table:table-cell table:style-name="Header" office:value-type="string" calcext:value-type="string">
            <text:p>Priority</text:p>
          </table:table-cell>
          <table:table-cell table:style-name="Header" office:value-type="string" calcext:value-type="string">
            <text:p>Action Item</text:p>
          </table:table-cell>
          <table:table-cell table:style-name="Header" office:value-type="string" calcext:value-type="string">
            <text:p>Timeline</text:p>
          </table:table-cell>
          <table:table-cell table:style-name="Header" office:value-type="string" calcext:value-type="string">
            <text:p>Owner</text:p>
          </table:table-cell>
          <table:table-cell table:style-name="Header" office:value-type="string" calcext:value-type="string">
            <text:p>Status</text:p>
          </table:table-cell>
          <table:table-cell table:style-name="Header"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table:style-name="Critical" office:value-type="string" calcext:value-type="string">
            <text:p>P0 - CRITICAL</text:p>
          </table:table-cell>
          <table:table-cell table:style-name="Critical" office:value-type="string" calcext:value-type="string">
            <text:p>Fix SQL Injection in checkin/checkout parameters</text:p>
          </table:table-cell>
          <table:table-cell table:style-name="Critical" office:value-type="string" calcext:value-type="string">
            <text:p>24-48 hours</text:p>
          </table:table-cell>
          <table:table-cell table:style-name="Critical" office:value-type="string" calcext:value-type="string">
            <text:p>Backend Team</text:p>
          </table:table-cell>
          <table:table-cell table:style-name="Critical" office:value-type="string" calcext:value-type="string">
            <text:p>NOT STARTED</text:p>
          </table:table-cell>
          <table:table-cell table:style-name="Critical" office:value-type="string" calcext:value-type="string">
            <text:p>Use parameterized queries</text:p>
          </table:table-cell>
          <table:table-cell table:number-columns-repeated="2"/>
        </table:table-row>
        <table:table-row table:style-name="ro2">
          <table:table-cell table:style-name="Critical" office:value-type="string" calcext:value-type="string">
            <text:p>P0 - CRITICAL</text:p>
          </table:table-cell>
          <table:table-cell table:style-name="Critical" office:value-type="string" calcext:value-type="string">
            <text:p>Implement proper authorization checks (IDOR fix)</text:p>
          </table:table-cell>
          <table:table-cell table:style-name="Critical" office:value-type="string" calcext:value-type="string">
            <text:p>24-48 hours</text:p>
          </table:table-cell>
          <table:table-cell table:style-name="Critical" office:value-type="string" calcext:value-type="string">
            <text:p>Backend Team</text:p>
          </table:table-cell>
          <table:table-cell table:style-name="Critical" office:value-type="string" calcext:value-type="string">
            <text:p>NOT STARTED</text:p>
          </table:table-cell>
          <table:table-cell table:style-name="Critical" office:value-type="string" calcext:value-type="string">
            <text:p>Verify data ownership before access</text:p>
          </table:table-cell>
          <table:table-cell table:number-columns-repeated="2"/>
        </table:table-row>
        <table:table-row table:style-name="ro2">
          <table:table-cell table:style-name="High" office:value-type="string" calcext:value-type="string">
            <text:p>P1 - HIGH</text:p>
          </table:table-cell>
          <table:table-cell table:style-name="High" office:value-type="string" calcext:value-type="string">
            <text:p>Implement input sanitization for XSS</text:p>
          </table:table-cell>
          <table:table-cell table:style-name="High" office:value-type="string" calcext:value-type="string">
            <text:p>1 week</text:p>
          </table:table-cell>
          <table:table-cell table:style-name="High" office:value-type="string" calcext:value-type="string">
            <text:p>Backend Team</text:p>
          </table:table-cell>
          <table:table-cell table:style-name="High" office:value-type="string" calcext:value-type="string">
            <text:p>NOT STARTED</text:p>
          </table:table-cell>
          <table:table-cell table:style-name="High" office:value-type="string" calcext:value-type="string">
            <text:p>Sanitize firstname, lastname, additionalneeds</text:p>
          </table:table-cell>
          <table:table-cell table:number-columns-repeated="2"/>
        </table:table-row>
        <table:table-row table:style-name="ro2">
          <table:table-cell table:style-name="High" office:value-type="string" calcext:value-type="string">
            <text:p>P1 - HIGH</text:p>
          </table:table-cell>
          <table:table-cell table:style-name="High" office:value-type="string" calcext:value-type="string">
            <text:p>Add input validation (prices, dates)</text:p>
          </table:table-cell>
          <table:table-cell table:style-name="High" office:value-type="string" calcext:value-type="string">
            <text:p>1 week</text:p>
          </table:table-cell>
          <table:table-cell table:style-name="High" office:value-type="string" calcext:value-type="string">
            <text:p>Backend Team</text:p>
          </table:table-cell>
          <table:table-cell table:style-name="High" office:value-type="string" calcext:value-type="string">
            <text:p>NOT STARTED</text:p>
          </table:table-cell>
          <table:table-cell table:style-name="High" office:value-type="string" calcext:value-type="string">
            <text:p>Reject invalid values server-side</text:p>
          </table:table-cell>
          <table:table-cell table:number-columns-repeated="2"/>
        </table:table-row>
        <table:table-row table:style-name="ro2">
          <table:table-cell table:style-name="Medium" office:value-type="string" calcext:value-type="string">
            <text:p>P2 - MEDIUM</text:p>
          </table:table-cell>
          <table:table-cell table:style-name="Medium" office:value-type="string" calcext:value-type="string">
            <text:p>Implement data filtering/redaction</text:p>
          </table:table-cell>
          <table:table-cell table:style-name="Medium" office:value-type="string" calcext:value-type="string">
            <text:p>2 weeks</text:p>
          </table:table-cell>
          <table:table-cell table:style-name="Medium" office:value-type="string" calcext:value-type="string">
            <text:p>Backend Team</text:p>
          </table:table-cell>
          <table:table-cell table:style-name="Medium" office:value-type="string" calcext:value-type="string">
            <text:p>NOT STARTED</text:p>
          </table:table-cell>
          <table:table-cell table:style-name="Medium" office:value-type="string" calcext:value-type="string">
            <text:p>Hide sensitive info from unauthorized user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2-26T23:07:42.335001373</dc:date>
    <meta:editing-duration>PT9H13M16S</meta:editing-duration>
    <meta:editing-cycles>1</meta:editing-cycles>
    <meta:document-statistic meta:table-count="6" meta:cell-count="558" meta:object-count="0"/>
  </office:meta>
</office:document-meta>
</file>